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5000" number:language="en" number:country="GB">
      <number:number number:min-integer-digits="1"/>
    </number:number-style>
    <style:style style:name="ce1" style:family="table-cell" style:parent-style-name="Default" style:data-style-name="N25000"/>
    <style:style style:name="ce2" style:family="table-cell" style:parent-style-name="Default" style:data-style-name="N2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5000">
      <style:text-properties fo:font-weight="bold" style:font-weight-asian="bold" style:font-weight-complex="bold"/>
    </style:style>
    <style:style style:name="ce4" style:family="table-cell" style:parent-style-name="Default" style:data-style-name="N2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5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5000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 style:data-style-name="N25000">
      <style:table-cell-properties fo:background-color="transparent"/>
    </style:style>
    <style:style style:name="ce10" style:family="table-cell" style:parent-style-name="Default" style:data-style-name="N25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>
            <text:p>I used this file when i computed the assertions in <text:span text:style-name="T1">SplitWeightTareAdjustPropagationTest.java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testSplitWeightTransfer_LU_On_Another_SameType_LU_1TU_7CU</text:p>
          </table:table-cell>
          <table:covered-table-cell table:number-columns-repeated="3" table:style-name="ce8"/>
          <table:table-cell table:style-name="ce8" table:number-columns-repeated="1020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[.D6]*[.G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6]+[.I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[.D7]*[.G7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7]+[.I7]" office:value-type="float" office:value="70.1176470588235">
            <text:p>70.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11]/[.B11]*[.A11]" office:value-type="float" office:value="5.43529411764706">
            <text:p>5.4352941176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12]/[.B12]*[.A12]" office:value-type="float" office:value="60.5647058823529">
            <text:p>60.5647058824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11:.C12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6]+[.C16]+[.D16]+[.I18]" office:value-type="float" office:value="93.5647058823529">
            <text:p>93.56470588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16]/[.E16]" office:value-type="float" office:value="0.102564102564103">
            <text:p>0.1025641026</text:p>
          </table:table-cell>
          <table:table-cell table:formula="of:=[.D16]*[.G16]" office:value-type="float" office:value="6.21176470588235">
            <text:p>6.2117647059</text:p>
          </table:table-cell>
          <table:table-cell office:value-type="float" office:value="1">
            <text:p>1</text:p>
          </table:table-cell>
          <table:table-cell table:formula="of:=[.H16]+[.I16]" office:value-type="float" office:value="7.21176470588235">
            <text:p>7.2117647059</text:p>
          </table:table-cell>
          <table:table-cell table:number-columns-repeated="1014"/>
        </table:table-row>
        <table:table-row table:style-name="ro2">
          <table:table-cell table:formula="of:=[.B17]+[.C17]+[.D17]+[.I18]" office:value-type="float" office:value="93.5647058823529">
            <text:p>93.56470588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17]/[.E17]" office:value-type="float" office:value="0.897435897435897">
            <text:p>0.8974358974</text:p>
          </table:table-cell>
          <table:table-cell table:formula="of:=[.D17]*[.G17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17]+[.I17]" office:value-type="float" office:value="61.3529411764706">
            <text:p>61.3529411765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6:.I17])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22]+[.C22]+[.D22]" office:value-type="float" office:value="30.4352941176471">
            <text:p>30.4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.43529411764706">
            <text:p>5.4352941176</text:p>
          </table:table-cell>
          <table:table-cell table:number-columns-repeated="2" office:value-type="float" office:value="7">
            <text:p>7</text:p>
          </table:table-cell>
          <table:table-cell table:formula="of:=[.F22]/[.E22]" office:value-type="float" office:value="1">
            <text:p>1</text:p>
          </table:table-cell>
          <table:table-cell table:formula="of:=[.D22]*[.G22]" office:value-type="float" office:value="5.43529411764706">
            <text:p>5.4352941176</text:p>
          </table:table-cell>
          <table:table-cell office:value-type="float" office:value="1">
            <text:p>1</text:p>
          </table:table-cell>
          <table:table-cell table:formula="of:=[.H22]+[.I22]" office:value-type="float" office:value="6.43529411764706">
            <text:p>6.4352941176</text:p>
          </table:table-cell>
          <table:table-cell table:number-columns-repeated="1014"/>
        </table:table-row>
        <table:table-row table:style-name="ro2">
          <table:table-cell table:formula="of:=[.B23]+[.C23]+[.D23]" office:value-type="float" office:value="5.43529411764706">
            <text:p>5.4352941176</text:p>
          </table:table-cell>
          <table:table-cell table:number-columns-repeated="2" office:value-type="float" office:value="0">
            <text:p>0</text:p>
          </table:table-cell>
          <table:table-cell table:formula="of:=[.D11]" office:value-type="float" office:value="5.43529411764706">
            <text:p>5.43529411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3]/[.E23]" office:value-type="float" office:value="0">
            <text:p>0</text:p>
          </table:table-cell>
          <table:table-cell table:formula="of:=[.D23]*[.G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3]+[.I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3" table:number-rows-spanned="1">
            <text:p>testSplitWeightTransfer_LU_On_NoPI_1TU_7CU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28]-[.B28]-[.C28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28]/[.E28]" office:value-type="float" office:value="0.0588235294117647">
            <text:p>0.0588235294</text:p>
          </table:table-cell>
          <table:table-cell table:formula="of:=ROUNDDOWN([.D28]*[.G28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28]+[.I28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29]-[.B29]-[.C29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29]/[.E29]" office:value-type="float" office:value="0.941176470588235">
            <text:p>0.9411764706</text:p>
          </table:table-cell>
          <table:table-cell table:formula="of:=ROUNDDOWN([.D29]*[.G29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29]+[.I29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33]/[.B33]*[.A33]" office:value-type="float" office:value="5.43529411764706">
            <text:p>5.4352941176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34]/[.B34]*[.A34]" office:value-type="float" office:value="60.5647058823529">
            <text:p>60.5647058824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33:.C34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39]+[.C39]+[.D39]" office:value-type="float" office:value="5.43529411764706">
            <text:p>5.4352941176</text:p>
          </table:table-cell>
          <table:table-cell table:number-columns-repeated="2" office:value-type="float" office:value="0">
            <text:p>0</text:p>
          </table:table-cell>
          <table:table-cell table:formula="of:=[.D33]" office:value-type="float" office:value="5.43529411764706">
            <text:p>5.4352941176</text:p>
          </table:table-cell>
          <table:table-cell table:number-columns-repeated="2" office:value-type="float" office:value="7">
            <text:p>7</text:p>
          </table:table-cell>
          <table:table-cell table:formula="of:=[.F39]/[.E39]" office:value-type="float" office:value="1">
            <text:p>1</text:p>
          </table:table-cell>
          <table:table-cell table:formula="of:=ROUNDDOWN([.D39]*[.G39]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[.H39]+[.I39]" office:value-type="float" office:value="6.435">
            <text:p>6.4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table:number-columns-spanned="3" table:number-rows-spanned="1">
            <text:p>testSplitWeightTransfer_LU_On_NoPI_3TU_5CU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3"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44]-[.B44]-[.C4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44]/[.E44]" office:value-type="float" office:value="0.0588235294117647">
            <text:p>0.0588235294</text:p>
          </table:table-cell>
          <table:table-cell table:formula="of:=ROUNDDOWN([.D44]*[.G44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44]+[.I44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45]-[.B45]-[.C45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45]/[.E45]" office:value-type="float" office:value="0.941176470588235">
            <text:p>0.9411764706</text:p>
          </table:table-cell>
          <table:table-cell table:formula="of:=ROUNDDOWN([.D45]*[.G45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45]+[.I45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off 1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3" table:formula="of:=[.C49]/[.B49]*[.A49]" office:value-type="float" office:value="11.6470588235294">
            <text:p>11.6470588235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style-name="ce3" table:formula="of:=[.C50]/[.B50]*[.A50]" office:value-type="float" office:value="54.3529411764706">
            <text:p>54.3529411765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49:.C50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54]+[.C54]+[.D54]+[.I56];3)" office:value-type="float" office:value="93.352">
            <text:p>93.35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50]" office:value-type="float" office:value="54.3529411764706">
            <text:p>54.3529411765</text:p>
          </table:table-cell>
          <table:table-cell table:number-columns-repeated="2" office:value-type="float" office:value="70">
            <text:p>70</text:p>
          </table:table-cell>
          <table:table-cell table:formula="of:=[.F54]/[.E54]" office:value-type="float" office:value="1">
            <text:p>1</text:p>
          </table:table-cell>
          <table:table-cell table:formula="of:=[.D54]*[.G54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54]+[.I54]" office:value-type="float" office:value="61.3529411764706">
            <text:p>61.3529411765</text:p>
          </table:table-cell>
          <table:table-cell table:number-columns-repeated="1014"/>
        </table:table-row>
        <table:table-row table:style-name="ro2">
          <table:table-cell table:formula="of:=ROUNDDOWN([.B55]+[.C55]+[.D55]+[.I56];3)" office:value-type="float" office:value="93.352">
            <text:p>93.35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50]" office:value-type="float" office:value="54.3529411764706">
            <text:p>54.352941176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55]/[.E55]" office:value-type="float" office:value="0.933333333333333">
            <text:p>0.9333333333</text:p>
          </table:table-cell>
          <table:table-cell table:formula="of:=[.D55]*[.G55]" office:value-type="float" office:value="50.7294117647059">
            <text:p>50.7294117647</text:p>
          </table:table-cell>
          <table:table-cell office:value-type="float" office:value="7">
            <text:p>7</text:p>
          </table:table-cell>
          <table:table-cell table:formula="of:=[.H55]+[.I55]" office:value-type="float" office:value="57.7294117647059">
            <text:p>57.7294117647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54:.I55])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3" table:number-rows-spanned="1">
            <text:p>testSplitWeightTransfer_LU_On_2_SameType_LUs</text:p>
          </table:table-cell>
          <table:covered-table-cell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off 20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61]/[.B61]*[.A61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62]/[.B62]*[.A62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61:.C62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66]+[.C66]+[.D66]+[.I68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6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66]/[.E66]" office:value-type="float" office:value="0.923076923076923">
            <text:p>0.9230769231</text:p>
          </table:table-cell>
          <table:table-cell table:formula="of:=[.D66]*[.G66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66]+[.I66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formula="of:=ROUNDDOWN([.B67]+[.C67]+[.D67]+[.I68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6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67]/[.E67]" office:value-type="float" office:value="0.0769230769230769">
            <text:p>0.0769230769</text:p>
          </table:table-cell>
          <table:table-cell table:formula="of:=[.D67]*[.G67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67]+[.I67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66:.H67])" office:value-type="float" office:value="50.4705882352941">
            <text:p>50.4705882353</text:p>
          </table:table-cell>
          <table:table-cell table:formula="of:=SUM([.I66:.I67])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71]+[.C71]+[.D71]" office:value-type="float" office:value="40.5294117647059">
            <text:p>40.52941176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61]" office:value-type="float" office:value="15.5294117647059">
            <text:p>15.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71]/[.E71]" office:value-type="float" office:value="0.5">
            <text:p>0.5</text:p>
          </table:table-cell>
          <table:table-cell table:formula="of:=[.D71]*[.G71]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71]+[.I71]" office:value-type="float" office:value="8.76470588235294">
            <text:p>8.7647058824</text:p>
          </table:table-cell>
          <table:table-cell table:number-columns-repeated="1014"/>
        </table:table-row>
        <table:table-row table:style-name="ro2">
          <table:table-cell table:formula="of:=[.B72]+[.C72]+[.D72]" office:value-type="float" office:value="15.5294117647059">
            <text:p>15.5294117647</text:p>
          </table:table-cell>
          <table:table-cell table:number-columns-repeated="2" office:value-type="float" office:value="0">
            <text:p>0</text:p>
          </table:table-cell>
          <table:table-cell table:formula="of:=[.D61]" office:value-type="float" office:value="15.5294117647059">
            <text:p>15.529411764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72]/[.E72]" office:value-type="float" office:value="0">
            <text:p>0</text:p>
          </table:table-cell>
          <table:table-cell table:formula="of:=[.D72]*[.G7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72]+[.I7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plit off <text:s/>30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style-name="ce3" table:formula="of:=[.C76]/[.B76]*[.A76]" office:value-type="float" office:value="42.7058823529412">
            <text:p>42.7058823529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style-name="ce3" table:formula="of:=[.C77]/[.B77]*[.A77]" office:value-type="float" office:value="23.2941176470588">
            <text:p>23.2941176471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76:.C77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82]+[.C82]+[.D82]+[.I84];3)" office:value-type="float" office:value="73.705">
            <text:p>73.7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76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F82]/[.E82]" office:value-type="float" office:value="0.909090909090909">
            <text:p>0.9090909091</text:p>
          </table:table-cell>
          <table:table-cell table:formula="of:=[.D82]*[.G82]" office:value-type="float" office:value="38.8235294117647">
            <text:p>38.8235294118</text:p>
          </table:table-cell>
          <table:table-cell office:value-type="float" office:value="5">
            <text:p>5</text:p>
          </table:table-cell>
          <table:table-cell table:formula="of:=[.H82]+[.I82]" office:value-type="float" office:value="43.8235294117647">
            <text:p>43.8235294118</text:p>
          </table:table-cell>
          <table:table-cell table:number-columns-repeated="1014"/>
        </table:table-row>
        <table:table-row table:style-name="ro2">
          <table:table-cell table:formula="of:=ROUNDDOWN([.B83]+[.C83]+[.D83]+[.I84];3)" office:value-type="float" office:value="73.705">
            <text:p>73.7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76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F83]/[.E83]" office:value-type="float" office:value="0.0909090909090909">
            <text:p>0.0909090909</text:p>
          </table:table-cell>
          <table:table-cell table:formula="of:=[.D83]*[.G83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83]+[.I83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82:.H83])" office:value-type="float" office:value="42.7058823529412">
            <text:p>42.7058823529</text:p>
          </table:table-cell>
          <table:table-cell table:formula="of:=SUM([.I82:.I83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4" table:number-rows-spanned="1">
            <text:p>testSplitWeightTransfer_LU_On_1LU_7TU_Different_PI_5CU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88]-[.B88]-[.C88]-[.I89]" office:value-type="float" office:value="52">
            <text:p>52</text:p>
          </table:table-cell>
          <table:table-cell table:number-columns-repeated="2" office:value-type="float" office:value="46">
            <text:p>46</text:p>
          </table:table-cell>
          <table:table-cell table:formula="of:=[.F88]/[.E88]" office:value-type="float" office:value="1">
            <text:p>1</text:p>
          </table:table-cell>
          <table:table-cell table:formula="of:=[.D88]*[.G88]"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H88]+[.I88]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/>
          <table:table-cell table:number-columns-repeated="4"/>
          <table:table-cell table:formula="of:=SUM([.I88:.I88])" office:value-type="float" office:value="23">
            <text:p>2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off <text:s/>3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3" table:formula="of:=[.C92]/[.B92]*[.A92]" office:value-type="float" office:value="39.5652173913043">
            <text:p>39.565217391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3" table:formula="of:=[.C93]/[.B93]*[.A93]" office:value-type="float" office:value="12.4347826086957">
            <text:p>12.434782608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92:.C93])" office:value-type="float" office:value="46">
            <text:p>46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97]+[.C97]+[.D97]+[.I99];3)" office:value-type="float" office:value="43.434">
            <text:p>43.4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93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F97]/[.E97]" office:value-type="float" office:value="0.909090909090909">
            <text:p>0.9090909091</text:p>
          </table:table-cell>
          <table:table-cell table:formula="of:=[.D97]*[.G97]" office:value-type="float" office:value="11.304347826087">
            <text:p>11.3043478261</text:p>
          </table:table-cell>
          <table:table-cell office:value-type="float" office:value="5">
            <text:p>5</text:p>
          </table:table-cell>
          <table:table-cell table:formula="of:=[.H97]+[.I97]" office:value-type="float" office:value="16.304347826087">
            <text:p>16.3043478261</text:p>
          </table:table-cell>
          <table:table-cell table:number-columns-repeated="1014"/>
        </table:table-row>
        <table:table-row table:style-name="ro2">
          <table:table-cell table:formula="of:=ROUNDDOWN([.B98]+[.C98]+[.D98]+[.I99];3)" office:value-type="float" office:value="43.434">
            <text:p>43.4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93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F98]/[.E98]" office:value-type="float" office:value="0.0909090909090909">
            <text:p>0.0909090909</text:p>
          </table:table-cell>
          <table:table-cell table:formula="of:=[.D98]*[.G98]" office:value-type="float" office:value="1.1304347826087">
            <text:p>1.1304347826</text:p>
          </table:table-cell>
          <table:table-cell office:value-type="float" office:value="1">
            <text:p>1</text:p>
          </table:table-cell>
          <table:table-cell table:formula="of:=[.H98]+[.I98]" office:value-type="float" office:value="2.1304347826087">
            <text:p>2.1304347826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97:.H98])" office:value-type="float" office:value="12.4347826086957">
            <text:p>12.4347826087</text:p>
          </table:table-cell>
          <table:table-cell table:formula="of:=SUM([.I97:.I98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03]+[.C103]+[.D103]+[.I104]" office:value-type="float" office:value="71.5652173913044">
            <text:p>71.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92]" office:value-type="float" office:value="39.5652173913043">
            <text:p>39.5652173913</text:p>
          </table:table-cell>
          <table:table-cell table:number-columns-repeated="2" office:value-type="float" office:value="35">
            <text:p>35</text:p>
          </table:table-cell>
          <table:table-cell table:formula="of:=[.F103]/[.E103]" office:value-type="float" office:value="1">
            <text:p>1</text:p>
          </table:table-cell>
          <table:table-cell table:formula="of:=[.D103]*[.G103]" office:value-type="float" office:value="39.5652173913043">
            <text:p>39.5652173913</text:p>
          </table:table-cell>
          <table:table-cell office:value-type="float" office:value="7">
            <text:p>7</text:p>
          </table:table-cell>
          <table:table-cell table:formula="of:=[.H103]+[.I103]" office:value-type="float" office:value="46.5652173913044">
            <text:p>46.565217391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/>
          <table:table-cell table:number-columns-repeated="4"/>
          <table:table-cell table:formula="of:=SUM([.I103:.I103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3" table:number-rows-spanned="1">
            <text:p>testSplitWeightTransfer_LU_On_NoPI</text:p>
          </table:table-cell>
          <table:covered-table-cell table:number-columns-repeated="2"/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108]-[.B108]-[.C108]-[.I110]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08]/[.E108]" office:value-type="float" office:value="0.941176470588235">
            <text:p>0.9411764706</text:p>
          </table:table-cell>
          <table:table-cell table:formula="of:=ROUNDDOWN([.D108]*[.G108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108]+[.I108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109]-[.B109]-[.C109]-[.I110]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09]/[.E109]" office:value-type="float" office:value="0.0588235294117647">
            <text:p>0.0588235294</text:p>
          </table:table-cell>
          <table:table-cell table:formula="of:=ROUNDDOWN([.D109]*[.G109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109]+[.I109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08:.I109])" office:value-type="float" office:value="9">
            <text:p>9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off <text:s/>3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13]/[.B113]*[.A113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14]/[.B114]*[.A114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formula="of:=SUM([.C113:.C114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119]+[.C119]+[.D119]+[.I121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4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19]/[.E119]" office:value-type="float" office:value="0.923076923076923">
            <text:p>0.9230769231</text:p>
          </table:table-cell>
          <table:table-cell table:formula="of:=[.D119]*[.G119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19]+[.I119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formula="of:=ROUNDDOWN([.B120]+[.C120]+[.D120]+[.I121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4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20]/[.E120]" office:value-type="float" office:value="0.0769230769230769">
            <text:p>0.0769230769</text:p>
          </table:table-cell>
          <table:table-cell table:formula="of:=[.D120]*[.G120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20]+[.I120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119:.H120])" office:value-type="float" office:value="50.4705882352941">
            <text:p>50.4705882353</text:p>
          </table:table-cell>
          <table:table-cell table:formula="of:=SUM([.I119:.I120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.01.2017</text:date>, <text:time>11:5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6T11:55:39.22</dc:date>
    <meta:editing-duration>P2DT29M9S</meta:editing-duration>
    <meta:editing-cycles>6</meta:editing-cycles>
    <meta:generator>OpenOffice.org/3.4.1$Win32 OpenOffice.org_project/341m1$Build-9593</meta:generator>
    <meta:document-statistic meta:table-count="3" meta:cell-count="567" meta:object-count="0"/>
  </office:meta>
</office:document-meta>
</file>